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0in" fo:margin-right="0in" fo:text-indent="0in" style:auto-text-indent="false"/>
      <style:text-properties fo:font-variant="normal" fo:text-transform="none" fo:color="#000000" style:font-name="arial" fo:font-size="9.75pt" fo:letter-spacing="normal" fo:font-style="normal" fo:font-weight="normal"/>
    </style:style>
    <style:style style:name="P2" style:family="paragraph" style:parent-style-name="Text_20_body">
      <style:paragraph-properties fo:margin-left="0in" fo:margin-right="0in" fo:text-indent="0in" style:auto-text-indent="false"/>
      <style:text-properties fo:font-variant="normal" fo:text-transform="none" fo:color="#000000" style:font-name="arial" fo:font-size="9.75pt" fo:letter-spacing="normal" fo:font-style="normal" fo:font-weight="bold"/>
    </style:style>
    <style:style style:name="P3" style:family="paragraph" style:parent-style-name="Text_20_body">
      <style:paragraph-properties fo:margin-left="0in" fo:margin-right="0in" fo:text-indent="0in" style:auto-text-indent="false"/>
      <style:text-properties fo:font-variant="normal" fo:text-transform="none" fo:color="#000000" style:font-name="arial" fo:font-size="9.75pt" fo:letter-spacing="normal" fo:font-style="normal" fo:font-weight="normal" officeooo:rsid="001c6460" officeooo:paragraph-rsid="001c6460"/>
    </style:style>
    <style:style style:name="P4"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000000" style:font-name="arial" fo:font-size="9.75pt" fo:letter-spacing="normal" fo:font-style="normal" fo:font-weight="normal" officeooo:rsid="0024fa3d" officeooo:paragraph-rsid="0024fa3d"/>
    </style:style>
    <style:style style:name="P5" style:family="paragraph" style:parent-style-name="Standard">
      <style:paragraph-properties fo:margin-top="0in" fo:margin-bottom="0.1965in" style:contextual-spacing="false"/>
      <style:text-properties fo:font-variant="normal" fo:text-transform="none" fo:color="#000000" style:font-name="arial" fo:font-size="9.75pt" fo:letter-spacing="normal" fo:font-style="normal" fo:font-weight="normal"/>
    </style:style>
    <style:style style:name="P6" style:family="paragraph" style:parent-style-name="Text_20_body">
      <style:text-properties fo:font-variant="normal" fo:text-transform="none" fo:color="#000000" style:font-name="arial" fo:font-size="9.75pt" fo:letter-spacing="normal" fo:font-style="normal" fo:font-weight="bold"/>
    </style:style>
    <style:style style:name="P7" style:family="paragraph" style:parent-style-name="Text_20_body">
      <style:paragraph-properties fo:margin-left="0.1563in" fo:margin-right="0in" fo:margin-top="0in" fo:margin-bottom="0in" style:contextual-spacing="false" fo:text-indent="0in" style:auto-text-indent="false"/>
      <style:text-properties fo:font-variant="normal" fo:text-transform="none" fo:color="#000000" style:font-name="arial" fo:font-size="9.75pt" fo:letter-spacing="normal" fo:font-style="normal" fo:font-weight="normal"/>
    </style:style>
    <style:style style:name="P8" style:family="paragraph" style:parent-style-name="Text_20_body">
      <style:paragraph-properties fo:margin-left="0.1563in" fo:margin-right="0in" fo:margin-top="0in" fo:margin-bottom="0in" style:contextual-spacing="false" fo:text-indent="0in" style:auto-text-indent="false"/>
      <style:text-properties fo:font-variant="normal" fo:text-transform="none" fo:color="#000000" style:font-name="arial" fo:font-size="9.75pt" fo:letter-spacing="normal" fo:font-style="normal" fo:font-weight="normal" officeooo:paragraph-rsid="000d61dd"/>
    </style:style>
    <style:style style:name="P9" style:family="paragraph" style:parent-style-name="Text_20_body">
      <style:paragraph-properties fo:margin-left="0.1563in" fo:margin-right="0in" fo:margin-top="0in" fo:margin-bottom="0in" style:contextual-spacing="false" fo:text-indent="0in" style:auto-text-indent="false"/>
      <style:text-properties fo:font-variant="normal" fo:text-transform="none" fo:color="#000000" style:font-name="arial" fo:font-size="9.75pt" fo:letter-spacing="normal" fo:font-style="normal" fo:font-weight="normal" officeooo:rsid="000c05cf" officeooo:paragraph-rsid="000c05cf"/>
    </style:style>
    <style:style style:name="P10" style:family="paragraph" style:parent-style-name="Text_20_body">
      <style:paragraph-properties fo:margin-left="0.1563in" fo:margin-right="0in" fo:margin-top="0in" fo:margin-bottom="0in" style:contextual-spacing="false" fo:text-indent="0in" style:auto-text-indent="false"/>
      <style:text-properties fo:font-variant="normal" fo:text-transform="none" fo:color="#000000" style:font-name="arial" fo:font-size="9.75pt" fo:letter-spacing="normal" fo:font-style="normal" fo:font-weight="normal" officeooo:rsid="000c2055" officeooo:paragraph-rsid="000c2055"/>
    </style:style>
    <style:style style:name="P11" style:family="paragraph" style:parent-style-name="Text_20_body">
      <style:paragraph-properties fo:margin-left="0.1563in" fo:margin-right="0in" fo:margin-top="0in" fo:margin-bottom="0in" style:contextual-spacing="false" fo:text-indent="0in" style:auto-text-indent="false"/>
      <style:text-properties fo:font-variant="normal" fo:text-transform="none" fo:color="#000000" style:font-name="arial" fo:font-size="9.75pt" fo:letter-spacing="normal" fo:font-style="normal" fo:font-weight="normal" officeooo:rsid="000f808e" officeooo:paragraph-rsid="000f808e"/>
    </style:style>
    <style:style style:name="P12" style:family="paragraph" style:parent-style-name="Text_20_body">
      <style:paragraph-properties fo:margin-left="0.1563in" fo:margin-right="0in" fo:margin-top="0in" fo:margin-bottom="0in" style:contextual-spacing="false" fo:text-indent="0in" style:auto-text-indent="false"/>
      <style:text-properties fo:font-variant="normal" fo:text-transform="none" fo:color="#000000" style:font-name="arial" fo:font-size="9.75pt" fo:letter-spacing="normal" fo:font-style="normal" fo:font-weight="normal" officeooo:rsid="001026c0" officeooo:paragraph-rsid="001026c0"/>
    </style:style>
    <style:style style:name="P13" style:family="paragraph" style:parent-style-name="Text_20_body">
      <style:paragraph-properties fo:margin-left="0.1563in" fo:margin-right="0in" fo:margin-top="0in" fo:margin-bottom="0in" style:contextual-spacing="false" fo:text-indent="0in" style:auto-text-indent="false"/>
      <style:text-properties fo:font-variant="normal" fo:text-transform="none" fo:color="#000000" style:font-name="arial" fo:font-size="9.75pt" fo:letter-spacing="normal" fo:font-style="normal" fo:font-weight="normal" officeooo:rsid="00111526" officeooo:paragraph-rsid="00111526"/>
    </style:style>
    <style:style style:name="P14" style:family="paragraph" style:parent-style-name="Text_20_body">
      <style:paragraph-properties fo:margin-left="0.1563in" fo:margin-right="0in" fo:margin-top="0in" fo:margin-bottom="0in" style:contextual-spacing="false" fo:text-indent="0in" style:auto-text-indent="false"/>
      <style:text-properties fo:font-variant="normal" fo:text-transform="none" fo:color="#000000" style:font-name="arial" fo:font-size="9.75pt" fo:letter-spacing="normal" fo:font-style="normal" fo:font-weight="normal" officeooo:rsid="0012c7ba" officeooo:paragraph-rsid="0012c7ba"/>
    </style:style>
    <style:style style:name="P15" style:family="paragraph" style:parent-style-name="Text_20_body">
      <style:paragraph-properties fo:margin-left="0.1563in" fo:margin-right="0in" fo:margin-top="0in" fo:margin-bottom="0in" style:contextual-spacing="false" fo:text-indent="0in" style:auto-text-indent="false"/>
      <style:text-properties fo:font-variant="normal" fo:text-transform="none" fo:color="#000000" style:font-name="arial" fo:font-size="9.75pt" fo:letter-spacing="normal" fo:font-style="normal" fo:font-weight="normal" officeooo:rsid="0013746f" officeooo:paragraph-rsid="0013746f"/>
    </style:style>
    <style:style style:name="P16" style:family="paragraph" style:parent-style-name="Text_20_body">
      <style:paragraph-properties fo:margin-left="0.1563in" fo:margin-right="0in" fo:margin-top="0in" fo:margin-bottom="0in" style:contextual-spacing="false" fo:text-indent="0in" style:auto-text-indent="false"/>
      <style:text-properties fo:font-variant="normal" fo:text-transform="none" fo:color="#000000" style:font-name="arial" fo:font-size="9.75pt" fo:letter-spacing="normal" fo:font-style="normal" fo:font-weight="normal" officeooo:rsid="001475aa" officeooo:paragraph-rsid="001475aa"/>
    </style:style>
    <style:style style:name="P17" style:family="paragraph" style:parent-style-name="Text_20_body">
      <style:paragraph-properties fo:margin-left="0.1563in" fo:margin-right="0in" fo:margin-top="0in" fo:margin-bottom="0in" style:contextual-spacing="false" fo:text-indent="0in" style:auto-text-indent="false"/>
      <style:text-properties fo:font-variant="normal" fo:text-transform="none" fo:color="#000000" style:font-name="arial" fo:font-size="9.75pt" fo:letter-spacing="normal" fo:font-style="normal" fo:font-weight="normal" officeooo:rsid="0017ae56" officeooo:paragraph-rsid="0017ae56"/>
    </style:style>
    <style:style style:name="P18" style:family="paragraph" style:parent-style-name="Text_20_body">
      <style:paragraph-properties fo:margin-left="0.1563in" fo:margin-right="0in" fo:margin-top="0in" fo:margin-bottom="0in" style:contextual-spacing="false" fo:text-indent="0in" style:auto-text-indent="false"/>
      <style:text-properties fo:font-variant="normal" fo:text-transform="none" fo:color="#000000" style:font-name="arial" fo:font-size="9.75pt" fo:letter-spacing="normal" fo:font-style="normal" fo:font-weight="normal" officeooo:rsid="0018fd03" officeooo:paragraph-rsid="0018fd03"/>
    </style:style>
    <style:style style:name="P19" style:family="paragraph" style:parent-style-name="Text_20_body">
      <style:paragraph-properties fo:margin-left="0.1563in" fo:margin-right="0in" fo:margin-top="0in" fo:margin-bottom="0in" style:contextual-spacing="false" fo:text-indent="0in" style:auto-text-indent="false"/>
      <style:text-properties fo:font-variant="normal" fo:text-transform="none" fo:color="#000000" style:font-name="arial" fo:font-size="9.75pt" fo:letter-spacing="normal" fo:font-style="normal" fo:font-weight="normal" officeooo:rsid="001a49ca" officeooo:paragraph-rsid="001a49ca"/>
    </style:style>
    <style:style style:name="P20" style:family="paragraph" style:parent-style-name="Text_20_body">
      <style:paragraph-properties fo:margin-left="0.1563in" fo:margin-right="0in" fo:margin-top="0in" fo:margin-bottom="0in" style:contextual-spacing="false" fo:text-indent="0in" style:auto-text-indent="false"/>
      <style:text-properties fo:font-variant="normal" fo:text-transform="none" fo:color="#000000" style:font-name="arial" fo:font-size="9.75pt" fo:letter-spacing="normal" fo:font-style="normal" fo:font-weight="normal" officeooo:rsid="001b9fac" officeooo:paragraph-rsid="001b9fac"/>
    </style:style>
    <style:style style:name="P21" style:family="paragraph" style:parent-style-name="Text_20_body">
      <style:paragraph-properties fo:margin-left="0.1563in" fo:margin-right="0in" fo:margin-top="0in" fo:margin-bottom="0in" style:contextual-spacing="false" fo:text-indent="0in" style:auto-text-indent="false"/>
      <style:text-properties fo:font-variant="normal" fo:text-transform="none" fo:color="#000000" style:font-name="arial" fo:font-size="9.75pt" fo:letter-spacing="normal" fo:font-style="normal" fo:font-weight="normal" officeooo:rsid="001f2b3e" officeooo:paragraph-rsid="001f2b3e"/>
    </style:style>
    <style:style style:name="P22" style:family="paragraph" style:parent-style-name="Text_20_body">
      <style:paragraph-properties fo:margin-left="0.1563in" fo:margin-right="0in" fo:margin-top="0in" fo:margin-bottom="0in" style:contextual-spacing="false" fo:text-indent="0in" style:auto-text-indent="false"/>
      <style:text-properties fo:font-variant="normal" fo:text-transform="none" fo:color="#000000" style:font-name="arial" fo:font-size="9.75pt" fo:letter-spacing="normal" fo:font-style="normal" fo:font-weight="normal" officeooo:rsid="0022f648" officeooo:paragraph-rsid="0022f648"/>
    </style:style>
    <style:style style:name="P23" style:family="paragraph" style:parent-style-name="Text_20_body">
      <style:paragraph-properties fo:margin-left="0.1563in" fo:margin-right="0in" fo:margin-top="0in" fo:margin-bottom="0in" style:contextual-spacing="false" fo:text-indent="0in" style:auto-text-indent="false"/>
      <style:text-properties fo:font-variant="normal" fo:text-transform="none" fo:color="#000000" style:font-name="arial" fo:font-size="9.75pt" fo:letter-spacing="normal" fo:font-style="normal" fo:font-weight="normal" officeooo:rsid="00280c99" officeooo:paragraph-rsid="00280c99"/>
    </style:style>
    <style:style style:name="P24" style:family="paragraph" style:parent-style-name="Text_20_body">
      <style:paragraph-properties fo:margin-left="0.1563in" fo:margin-right="0in" fo:margin-top="0in" fo:margin-bottom="0in" style:contextual-spacing="false" fo:text-indent="0in" style:auto-text-indent="false"/>
      <style:text-properties fo:font-variant="normal" fo:text-transform="none" fo:color="#000000" style:font-name="arial" fo:font-size="9.75pt" fo:letter-spacing="normal" fo:font-style="normal" fo:font-weight="normal" officeooo:rsid="002863d3" officeooo:paragraph-rsid="002863d3"/>
    </style:style>
    <style:style style:name="P25" style:family="paragraph" style:parent-style-name="Text_20_body">
      <style:paragraph-properties fo:margin-left="0.1563in" fo:margin-right="0in" fo:margin-top="0in" fo:margin-bottom="0in" style:contextual-spacing="false" fo:text-indent="0in" style:auto-text-indent="false"/>
      <style:text-properties fo:font-variant="normal" fo:text-transform="none" fo:color="#000000" style:font-name="arial" fo:font-size="9.75pt" fo:letter-spacing="normal" fo:font-style="normal" fo:font-weight="normal" officeooo:rsid="0029b469" officeooo:paragraph-rsid="0029b469"/>
    </style:style>
    <style:style style:name="P26" style:family="paragraph" style:parent-style-name="Text_20_body">
      <style:paragraph-properties fo:margin-left="0.1563in" fo:margin-right="0in" fo:margin-top="0in" fo:margin-bottom="0in" style:contextual-spacing="false" fo:text-indent="0in" style:auto-text-indent="false"/>
      <style:text-properties fo:font-variant="normal" fo:text-transform="none" fo:color="#000000" style:font-name="arial" fo:font-size="9.75pt" fo:letter-spacing="normal" fo:font-style="normal" fo:font-weight="normal" officeooo:rsid="002a6460" officeooo:paragraph-rsid="002a6460"/>
    </style:style>
    <style:style style:name="P27" style:family="paragraph" style:parent-style-name="Text_20_body">
      <style:paragraph-properties fo:margin-left="0.1563in" fo:margin-right="0in" fo:margin-top="0in" fo:margin-bottom="0in" style:contextual-spacing="false" fo:text-indent="0in" style:auto-text-indent="false"/>
      <style:text-properties fo:font-variant="normal" fo:text-transform="none" fo:color="#000000" style:font-name="arial" fo:font-size="9.75pt" fo:letter-spacing="normal" fo:font-style="normal" fo:font-weight="normal" officeooo:rsid="002b44a2" officeooo:paragraph-rsid="002b44a2"/>
    </style:style>
    <style:style style:name="P28" style:family="paragraph" style:parent-style-name="Text_20_body">
      <style:paragraph-properties fo:margin-left="0.1563in" fo:margin-right="0in" fo:margin-top="0in" fo:margin-bottom="0in" style:contextual-spacing="false" fo:text-indent="0in" style:auto-text-indent="false"/>
      <style:text-properties fo:font-variant="normal" fo:text-transform="none" fo:color="#000000" style:font-name="arial" fo:font-size="9.75pt" fo:letter-spacing="normal" fo:font-style="normal" fo:font-weight="normal" officeooo:rsid="002b71b6" officeooo:paragraph-rsid="002b71b6"/>
    </style:style>
    <style:style style:name="P29" style:family="paragraph" style:parent-style-name="Text_20_body">
      <style:paragraph-properties fo:margin-left="0.1563in" fo:margin-right="0in" fo:margin-top="0in" fo:margin-bottom="0in" style:contextual-spacing="false" fo:text-indent="0in" style:auto-text-indent="false"/>
      <style:text-properties fo:font-variant="normal" fo:text-transform="none" fo:color="#000000" style:font-name="arial" fo:font-size="9.75pt" fo:letter-spacing="normal" fo:font-style="normal" fo:font-weight="normal" officeooo:rsid="002d276c" officeooo:paragraph-rsid="002d276c"/>
    </style:style>
    <style:style style:name="P30" style:family="paragraph" style:parent-style-name="Text_20_body">
      <style:paragraph-properties fo:margin-left="0.1563in" fo:margin-right="0in" fo:margin-top="0in" fo:margin-bottom="0in" style:contextual-spacing="false" fo:text-indent="0in" style:auto-text-indent="false"/>
      <style:text-properties fo:font-variant="normal" fo:text-transform="none" fo:color="#000000" style:font-name="arial" fo:font-size="9.75pt" fo:letter-spacing="normal" fo:font-style="normal" fo:font-weight="normal" officeooo:rsid="002d9c27" officeooo:paragraph-rsid="002d9c27"/>
    </style:style>
    <style:style style:name="P31" style:family="paragraph" style:parent-style-name="Text_20_body">
      <style:paragraph-properties fo:margin-left="0.1563in" fo:margin-right="0in" fo:text-indent="0in" style:auto-text-indent="false"/>
      <style:text-properties fo:font-variant="normal" fo:text-transform="none" fo:color="#000000" style:font-name="arial" fo:font-size="9.75pt" fo:letter-spacing="normal" fo:font-style="normal" fo:font-weight="normal"/>
    </style:style>
    <style:style style:name="P32" style:family="paragraph" style:parent-style-name="Text_20_body">
      <style:paragraph-properties fo:margin-left="0.1563in" fo:margin-right="0in" fo:text-indent="0in" style:auto-text-indent="false"/>
      <style:text-properties fo:font-variant="normal" fo:text-transform="none" fo:color="#000000" style:font-name="arial" fo:font-size="9.75pt" fo:letter-spacing="normal" fo:font-style="normal" fo:font-weight="normal" officeooo:rsid="0027f696" officeooo:paragraph-rsid="0027f696"/>
    </style:style>
    <style:style style:name="P33" style:family="paragraph" style:parent-style-name="Text_20_body">
      <style:paragraph-properties fo:margin-left="0.1563in" fo:margin-right="0in" fo:text-indent="0in" style:auto-text-indent="false"/>
      <style:text-properties fo:font-variant="normal" fo:text-transform="none" fo:color="#000000" style:font-name="arial" fo:font-size="9.75pt" fo:letter-spacing="normal" fo:font-style="normal" fo:font-weight="normal" officeooo:rsid="00280c99" officeooo:paragraph-rsid="00280c99"/>
    </style:style>
    <style:style style:name="P34" style:family="paragraph" style:parent-style-name="Text_20_body">
      <style:paragraph-properties fo:margin-left="0.1563in" fo:margin-right="0in" fo:text-indent="0in" style:auto-text-indent="false"/>
      <style:text-properties officeooo:rsid="002db5f2" officeooo:paragraph-rsid="002db5f2"/>
    </style:style>
    <style:style style:name="P35" style:family="paragraph" style:parent-style-name="Text_20_body" style:list-style-name="L1">
      <style:paragraph-properties fo:margin-left="0.1563in" fo:margin-right="0in" fo:margin-top="0in" fo:margin-bottom="0in" style:contextual-spacing="false" fo:text-indent="0in" style:auto-text-indent="false"/>
      <style:text-properties fo:font-variant="normal" fo:text-transform="none" fo:color="#000000" style:font-name="arial" fo:font-size="9.75pt" fo:letter-spacing="normal" fo:font-style="normal" fo:font-weight="normal"/>
    </style:style>
    <style:style style:name="P36" style:family="paragraph" style:parent-style-name="Text_20_body" style:list-style-name="L2">
      <style:paragraph-properties fo:margin-left="0.1563in" fo:margin-right="0in" fo:margin-top="0in" fo:margin-bottom="0in" style:contextual-spacing="false" fo:text-indent="0in" style:auto-text-indent="false"/>
      <style:text-properties fo:font-variant="normal" fo:text-transform="none" fo:color="#000000" style:font-name="arial" fo:font-size="9.75pt" fo:letter-spacing="normal" fo:font-style="normal" fo:font-weight="normal"/>
    </style:style>
    <style:style style:name="P37" style:family="paragraph" style:parent-style-name="Text_20_body" style:list-style-name="L2">
      <style:paragraph-properties fo:margin-left="0.1563in" fo:margin-right="0in" fo:margin-top="0in" fo:margin-bottom="0in" style:contextual-spacing="false" fo:text-indent="0in" style:auto-text-indent="false"/>
      <style:text-properties fo:font-variant="normal" fo:text-transform="none" fo:color="#000000" style:font-name="arial" fo:font-size="9.75pt" fo:letter-spacing="normal" fo:font-style="normal" fo:font-weight="normal" officeooo:paragraph-rsid="000d61dd"/>
    </style:style>
    <style:style style:name="P38" style:family="paragraph" style:parent-style-name="Text_20_body" style:list-style-name="L3">
      <style:paragraph-properties fo:margin-left="0.1563in" fo:margin-right="0in" fo:margin-top="0in" fo:margin-bottom="0in" style:contextual-spacing="false" fo:text-indent="0in" style:auto-text-indent="false"/>
      <style:text-properties fo:font-variant="normal" fo:text-transform="none" fo:color="#000000" style:font-name="arial" fo:font-size="9.75pt" fo:letter-spacing="normal" fo:font-style="normal" fo:font-weight="normal"/>
    </style:style>
    <style:style style:name="P39" style:family="paragraph" style:parent-style-name="Text_20_body" style:list-style-name="L4">
      <style:paragraph-properties fo:margin-left="0.1563in" fo:margin-right="0in" fo:margin-top="0in" fo:margin-bottom="0in" style:contextual-spacing="false" fo:text-indent="0in" style:auto-text-indent="false"/>
      <style:text-properties fo:font-variant="normal" fo:text-transform="none" fo:color="#000000" style:font-name="arial" fo:font-size="9.75pt" fo:letter-spacing="normal" fo:font-style="normal" fo:font-weight="normal"/>
    </style:style>
    <style:style style:name="P40" style:family="paragraph" style:parent-style-name="Text_20_body" style:list-style-name="L1">
      <style:paragraph-properties fo:margin-left="0.1563in" fo:margin-right="0in" fo:text-indent="0in" style:auto-text-indent="false"/>
      <style:text-properties fo:font-variant="normal" fo:text-transform="none" fo:color="#000000" style:font-name="arial" fo:font-size="9.75pt" fo:letter-spacing="normal" fo:font-style="normal" fo:font-weight="normal"/>
    </style:style>
    <style:style style:name="P41" style:family="paragraph" style:parent-style-name="Text_20_body" style:list-style-name="L2">
      <style:paragraph-properties fo:margin-left="0.1563in" fo:margin-right="0in" fo:text-indent="0in" style:auto-text-indent="false"/>
      <style:text-properties fo:font-variant="normal" fo:text-transform="none" fo:color="#000000" style:font-name="arial" fo:font-size="9.75pt" fo:letter-spacing="normal" fo:font-style="normal" fo:font-weight="normal"/>
    </style:style>
    <style:style style:name="P42" style:family="paragraph" style:parent-style-name="Text_20_body" style:list-style-name="L3">
      <style:paragraph-properties fo:margin-left="0.1563in" fo:margin-right="0in" fo:text-indent="0in" style:auto-text-indent="false"/>
      <style:text-properties fo:font-variant="normal" fo:text-transform="none" fo:color="#000000" style:font-name="arial" fo:font-size="9.75pt" fo:letter-spacing="normal" fo:font-style="normal" fo:font-weight="normal"/>
    </style:style>
    <style:style style:name="P43" style:family="paragraph" style:parent-style-name="Text_20_body" style:list-style-name="L4">
      <style:paragraph-properties fo:margin-left="0.1563in" fo:margin-right="0in" fo:text-indent="0in" style:auto-text-indent="false"/>
    </style:style>
    <style:style style:name="T1" style:family="text">
      <style:text-properties fo:font-weight="bold"/>
    </style:style>
    <style:style style:name="T2" style:family="text">
      <style:text-properties fo:font-variant="normal" fo:text-transform="none" fo:color="#000000" style:font-name="arial" fo:font-size="9.75pt" fo:letter-spacing="normal" fo:font-style="normal" fo:font-weight="normal"/>
    </style:style>
    <style:style style:name="T3" style:family="text">
      <style:text-properties officeooo:rsid="00111526"/>
    </style:style>
    <style:style style:name="T4" style:family="text">
      <style:text-properties officeooo:rsid="0012d94c"/>
    </style:style>
    <style:style style:name="T5" style:family="text">
      <style:text-properties officeooo:rsid="001659b6"/>
    </style:style>
    <style:style style:name="T6" style:family="text">
      <style:text-properties officeooo:rsid="001b508c"/>
    </style:style>
    <style:style style:name="T7" style:family="text">
      <style:text-properties officeooo:rsid="002027d3"/>
    </style:style>
    <style:style style:name="T8" style:family="text">
      <style:text-properties officeooo:rsid="0023a042"/>
    </style:style>
    <style:style style:name="T9" style:family="text">
      <style:text-properties officeooo:rsid="0023ecc7"/>
    </style:style>
    <style:style style:name="T10" style:family="text">
      <style:text-properties officeooo:rsid="002524f6"/>
    </style:style>
    <style:style style:name="T11" style:family="text">
      <style:text-properties officeooo:rsid="0025d5ae"/>
    </style:style>
    <style:style style:name="T12" style:family="text">
      <style:text-properties officeooo:rsid="002af551"/>
    </style:style>
    <style:style style:name="T13" style:family="text">
      <style:text-properties officeooo:rsid="002bc610"/>
    </style:style>
    <style:style style:name="T14" style:family="text">
      <style:text-properties officeooo:rsid="002f8ff7"/>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i Garrett-</text:p>
      <text:p text:style-name="P5">Nice layout.  Glad that you were able to stick with a 2-layer, 1-sided board.  I've completed the review.  Below are my notes.  Feel free to reach out with any questions or comments, which I'm sure you'll have since many of the PCB layout design decisions are often subjective.<text:line-break/><text:line-break/><text:span text:style-name="T1">Aspects Reviewed:</text:span></text:p>
      <text:list xml:id="list3965580143096283431" text:style-name="L1">
        <text:list-item>
          <text:p text:style-name="P35">Reviewed changes suggested from my schematic review.</text:p>
        </text:list-item>
        <text:list-item>
          <text:p text:style-name="P35">Reviewed the new supervisor circuit</text:p>
        </text:list-item>
        <text:list-item>
          <text:p text:style-name="P35">Reviewed the new ESD protection</text:p>
        </text:list-item>
        <text:list-item>
          <text:p text:style-name="P35">Switcher layouts for noise</text:p>
        </text:list-item>
        <text:list-item>
          <text:p text:style-name="P35">Switcher layouts for heat</text:p>
        </text:list-item>
        <text:list-item>
          <text:p text:style-name="P35">USB charger for heat, noise</text:p>
        </text:list-item>
        <text:list-item>
          <text:p text:style-name="P35">Position of Bluetooth module WRT to other components and pours</text:p>
        </text:list-item>
        <text:list-item>
          <text:p text:style-name="P35">Crystal position</text:p>
        </text:list-item>
        <text:list-item>
          <text:p text:style-name="P35">Decoupling capacitor positions</text:p>
        </text:list-item>
        <text:list-item>
          <text:p text:style-name="P35">High current trace widths and return paths</text:p>
        </text:list-item>
        <text:list-item>
          <text:p text:style-name="P35">Ground design of analog vs. digital vs. power</text:p>
        </text:list-item>
        <text:list-item>
          <text:p text:style-name="P35">Clearance from PCB edge</text:p>
        </text:list-item>
        <text:list-item>
          <text:p text:style-name="P35">Reviewed silkscreen: off pads, sufficient size, clarity, polarization marks, pin 1 marks</text:p>
        </text:list-item>
        <text:list-item>
          <text:p text:style-name="P35">Reviewed soldermask: </text:p>
        </text:list-item>
        <text:list-item>
          <text:p text:style-name="P35">Reviewed solderpaste</text:p>
        </text:list-item>
        <text:list-item>
          <text:p text:style-name="P35">Feducial review</text:p>
        </text:list-item>
        <text:list-item>
          <text:p text:style-name="P40">Run DRC per Laen's specs</text:p>
        </text:list-item>
      </text:list>
      <text:p text:style-name="P6">Suggestions for changes to make:</text:p>
      <text:list xml:id="list8587345639759559381" text:style-name="L2">
        <text:list-item>
          <text:p text:style-name="P36">For U$2, there is not reference designator on the schematic.</text:p>
        </text:list-item>
      </text:list>
      <text:p text:style-name="P21"><text:span text:style-name="T8">Done. </text:span>I have renamed it to <text:span text:style-name="T7">U_VRUSB</text:span></text:p>
      <text:p text:style-name="P21"/>
      <text:list xml:id="list192954305881885" text:continue-numbering="true" text:style-name="L2">
        <text:list-item>
          <text:p text:style-name="P36">For U$2, I would suggest using a different copper pour that does not have thermals.  This will increase the effectiveness of the thermal pad.  Also, I believe that you need a 1sqin copper pour to act as a heatsink in order to reach the thermal resistance listed on the datasheet.  I would suggest moving this entire circuit to the right to better take advantage of the available pour, and perhaps move a few traces around to facilitate heat expulsion.</text:p>
        </text:list-item>
      </text:list>
      <text:p text:style-name="P22">Done. It should be good now!</text:p>
      <text:p text:style-name="P22"/>
      <text:list xml:id="list192953827353013" text:continue-numbering="true" text:style-name="L2">
        <text:list-item>
          <text:p text:style-name="P36">I would flip the position of U-C1 and C2 to place the smaller cap closer to the part.</text:p>
        </text:list-item>
      </text:list>
      <text:p text:style-name="P9">Done</text:p>
      <text:p text:style-name="P9"/>
      <text:list xml:id="list192953337741858" text:continue-numbering="true" text:style-name="L2">
        <text:list-item>
          <text:p text:style-name="P36">I would move UR_R2 on the PCB to allow better heat conduction of the pour away from the part.  Rotating UR_C1 would be helpful.</text:p>
        </text:list-item>
      </text:list>
      <text:p text:style-name="P10">Done. Also, caps were rotated.</text:p>
      <text:p text:style-name="P10"/>
      <text:list xml:id="list192954309757311" text:continue-numbering="true" text:style-name="L2">
        <text:list-item>
          <text:p text:style-name="P37">The trace going from Vout to VR3_R1 should connect to the output node further away from the switcher than the output capacitors for stability.  Rerouting this trace will also allows you to more directly connect the ground pins of the output capacitors to the ground plane (a must), and increase the size of the thermal pad for the part (not really needed since the power consumption of this part is low).</text:p>
        </text:list-item>
      </text:list>
      <text:p text:style-name="P23">I moved it to increase pad area and it is now coming out at the pad of the cap. This is going to have to be good enough.</text:p>
      <text:p text:style-name="P8"/>
      <text:list xml:id="list192954482833794" text:continue-numbering="true" text:style-name="L2">
        <text:list-item>
          <text:p text:style-name="P36">The via coming off of VR3_R1 on the 3.3V side goes nowhere and should be removed.</text:p>
        </text:list-item>
      </text:list>
      <text:p text:style-name="P11"><text:soft-page-break/>Removed, thanks for noticing.</text:p>
      <text:p text:style-name="P11"/>
      <text:list xml:id="list192953900770278" text:continue-numbering="true" text:style-name="L2">
        <text:list-item>
          <text:p text:style-name="P36">on U_VR3 and U_VR5 I think pins 7 and 9 are flipped on your footprint. Pin 7 should be PS, 9 should be GND.</text:p>
        </text:list-item>
      </text:list>
      <text:p text:style-name="P12">Oh my god, I had the pin numbers totally flipped on the right side. Updated, <text:span text:style-name="T3">with that whole section re-designed around the new pins and your suggestions.</text:span></text:p>
      <text:p text:style-name="P12"/>
      <text:list xml:id="list192953924760279" text:continue-numbering="true" text:style-name="L2">
        <text:list-item>
          <text:p text:style-name="P36">You seem to have a couple vias going nowhere at (35,25) and (35, 28)</text:p>
        </text:list-item>
      </text:list>
      <text:p text:style-name="P13">Thanks, they were meant to be GND vias, but then the Voltage bus went under them.</text:p>
      <text:p text:style-name="P13"/>
      <text:list xml:id="list192954987274549" text:continue-numbering="true" text:style-name="L2">
        <text:list-item>
          <text:p text:style-name="P36">VR5_C2 and C3 need to have their ground traces connect directly to U_VR5's ground pin.  I would suggest moving the +5V trace that is blocking it around the back side of the capacitors, which is should do anyway to give the smoothest output.</text:p>
        </text:list-item>
      </text:list>
      <text:p text:style-name="P13">Yes, I suppose connecting directly to the GND is best. Done.</text:p>
      <text:p text:style-name="P13"/>
      <text:list xml:id="list192954551741158" text:continue-numbering="true" text:style-name="L2">
        <text:list-item>
          <text:p text:style-name="P36">All copper traces and pours should be kept away from the area of the BT module that has the antenna to prevent signal attenuation.  I would pull back the pours as much as possible, but at least back to where the SMT pins of the parts are and as far down the board as possible.  See page 25 of the BT module datasheet.</text:p>
        </text:list-item>
      </text:list>
      <text:p text:style-name="P14">Absolutely. I looked at the data sheet and created a 15mm restrict area (per their design). <text:span text:style-name="T4">Thanks for catching this.</text:span></text:p>
      <text:p text:style-name="P14"/>
      <text:list xml:id="list192954545173003" text:continue-numbering="true" text:style-name="L2">
        <text:list-item>
          <text:p text:style-name="P36">I'm not sure if it is possible, but UC_C1 and C2 should be moved closer to the uC.  Decoupling capacitors are more effective when their output doesn't have to flow through 2 vias.  I would rate this as non-critical.</text:p>
        </text:list-item>
      </text:list>
      <text:p text:style-name="P15">I moved one of the caps (to a different Vin pin I hadn't seen before) and altered the design as you suggested.</text:p>
      <text:p text:style-name="P15"/>
      <text:list xml:id="list192954720707946" text:continue-numbering="true" text:style-name="L2">
        <text:list-item>
          <text:p text:style-name="P36">I would add a decoupling cap to the U_BT_RX part.  Also, those level shifters don't have their reference designators visible on the schematic.</text:p>
        </text:list-item>
      </text:list>
      <text:p text:style-name="P16">The RX component already shared a 1uF cap with the BT module itself. However, I added a <text:span text:style-name="T5">100nF </text:span>cap to the TX part (5V). <text:span text:style-name="T9">Added reference designators.</text:span></text:p>
      <text:p text:style-name="P16"/>
      <text:list xml:id="list192954759918966" text:continue-numbering="true" text:style-name="L2">
        <text:list-item>
          <text:p text:style-name="P36">I would add decoupling capacitors on all sensor power pins, including the CON_ADDON connector.</text:p>
        </text:list-item>
      </text:list>
      <text:p text:style-name="P17">Done. I skipped the 3.3V because there is no room and it is right next to the power supply (and therefore 20uF of caps).</text:p>
      <text:p text:style-name="P17"/>
      <text:list xml:id="list192953512265409" text:continue-numbering="true" text:style-name="L2">
        <text:list-item>
          <text:p text:style-name="P36">Silkscreen problems:</text:p>
        </text:list-item>
      </text:list>
      <text:p text:style-name="P28">General comment: silkscreen on the pads is <text:span text:style-name="T13">because these parts/pads are from</text:span> libraries. I have used them for a long time and they have always worked well. <text:span text:style-name="T13">I don't know why they put SS on the pads, but it works.</text:span></text:p>
      <text:p text:style-name="P28"/>
      <text:list xml:id="list192954863639945" text:continue-numbering="true" text:style-name="L2">
        <text:list-item>
          <text:list>
            <text:list-item>
              <text:p text:style-name="P36">R_LED_CH (no polarity, overlap on other silk)</text:p>
            </text:list-item>
          </text:list>
        </text:list-item>
      </text:list>
      <text:p text:style-name="P25">It is a resistor, silkscreen is intended.</text:p>
      <text:list xml:id="list192953606858421" text:continue-numbering="true" text:style-name="L2">
        <text:list-item>
          <text:list>
            <text:list-item>
              <text:p text:style-name="P36">U_FB2</text:p>
            </text:list-item>
          </text:list>
        </text:list-item>
      </text:list>
      <text:p text:style-name="P25">silkscreen intended.</text:p>
      <text:list xml:id="list192953650440078" text:continue-numbering="true" text:style-name="L2">
        <text:list-item>
          <text:list>
            <text:list-item>
              <text:p text:style-name="P36">U_FB1 (name not there, some silk on the pad)</text:p>
            </text:list-item>
          </text:list>
        </text:list-item>
      </text:list>
      <text:p text:style-name="P25">fixed the name, silkscreen intended</text:p>
      <text:list xml:id="list192953830357731" text:continue-numbering="true" text:style-name="L2">
        <text:list-item>
          <text:list>
            <text:list-item>
              <text:p text:style-name="P36">U_VR5</text:p>
            </text:list-item>
          </text:list>
        </text:list-item>
      </text:list>
      <text:p text:style-name="P7"/>
      <text:list xml:id="list192953891338659" text:continue-numbering="true" text:style-name="L2">
        <text:list-item>
          <text:list>
            <text:list-item>
              <text:p text:style-name="P36">I don't think you have pin1 indicators on any of the ICs. Please add them and be sure that they are visible after the part has been populated.</text:p>
            </text:list-item>
          </text:list>
        </text:list-item>
      </text:list>
      <text:p text:style-name="P26"><text:soft-page-break/>I added pin indicators <text:span text:style-name="T12">for all parts. Thanks.</text:span></text:p>
      <text:p text:style-name="P26"/>
      <text:list xml:id="list192954959760155" text:continue-numbering="true" text:style-name="L2">
        <text:list-item>
          <text:list>
            <text:list-item>
              <text:p text:style-name="P36">Vdetect has silk on the pads</text:p>
            </text:list-item>
          </text:list>
        </text:list-item>
      </text:list>
      <text:p text:style-name="P27">These are on purpose.</text:p>
      <text:list xml:id="list192953594631408" text:continue-numbering="true" text:style-name="L2">
        <text:list-item>
          <text:list>
            <text:list-item>
              <text:p text:style-name="P36">FAN_MOS_N1, VR_MOS-P1, CON_FAN, BT module, UC_F1, U_VR3, V_VR5, CONN_ADDON has silk on the pads</text:p>
            </text:list-item>
          </text:list>
        </text:list-item>
      </text:list>
      <text:p text:style-name="P24">This has never been a big deal for me (and is actually designed in on purpose for the resistors, capacitors, mosfets, and ferrite beads).</text:p>
      <text:list xml:id="list192953365391345" text:continue-numbering="true" text:style-name="L2">
        <text:list-item>
          <text:list>
            <text:list-item>
              <text:p text:style-name="P41">CON_ADDON has no silk name</text:p>
            </text:list-item>
          </text:list>
        </text:list-item>
      </text:list>
      <text:p text:style-name="P33">fixed</text:p>
      <text:p text:style-name="P31"/>
      <text:p text:style-name="P6">Questions and comments that may not be problems:</text:p>
      <text:list xml:id="list4599717959718562800" text:style-name="L3">
        <text:list-item>
          <text:p text:style-name="P38">Regarding the ESD protection, I think Varistors selected are sufficient.  </text:p>
        </text:list-item>
      </text:list>
      <text:p text:style-name="P4">Good, thanks for reviewing.</text:p>
      <text:p text:style-name="P4"/>
      <text:list xml:id="list192953546825719" text:continue-numbering="true" text:style-name="L3">
        <text:list-item>
          <text:p text:style-name="P38">There are a few vias that appear to be randomly placed throughout that I don't understand.  (4,32), (6, 27), (12, 30) (54, 5).  Are they there to connect the two planes?  If so, this should be done with 1 via, or if multiple are needed then they should be closer together to prevent ground loops.</text:p>
        </text:list-item>
      </text:list>
      <text:p text:style-name="P18">I have read a large number of accounts that say that by throwing Vias all over the place <text:s/>(at random places) you will prevent ground loops. That is the intent here. <text:span text:style-name="T10">I actually added even more vias to the GND plane in various spots.</text:span></text:p>
      <text:p text:style-name="P18"/>
      <text:list xml:id="list192953310312252" text:continue-numbering="true" text:style-name="L3">
        <text:list-item>
          <text:p text:style-name="P38">Be mindful of the ground return path for things, especially high current and switched current paths.  It looks ok for now but a 2-layer one sided design is susceptible to having ridiculous ground paths which generate noise and measurement anomalies.  </text:p>
        </text:list-item>
      </text:list>
      <text:p text:style-name="P19">Thanks, will do. <text:span text:style-name="T6">I think the fan and the Dust sensor are definitely the most suceptible to this. What would you do? I assume caps are the best defense.</text:span></text:p>
      <text:p text:style-name="P19"/>
      <text:list xml:id="list192954427310675" text:continue-numbering="true" text:style-name="L3">
        <text:list-item>
          <text:p text:style-name="P38">It seems that there are many TH components.  I'm not sure if that is a design decision, but it'll cost more to manufacture TH components.</text:p>
        </text:list-item>
      </text:list>
      <text:p text:style-name="P20">It was a design decision made by Michael and Chris – and I actually forgot the major price difference for TH. <text:span text:style-name="T11">Most of them were chosen because they have better structural reliability, but the connectors to the fan and dust sensor could have definitely been SMT. </text:span></text:p>
      <text:p text:style-name="P20"/>
      <text:list xml:id="list192955125269725" text:continue-numbering="true" text:style-name="L3">
        <text:list-item>
          <text:p text:style-name="P42">Did you include the Mask and Silk layers when running DRC?  I think you may have found a bunch of the above errors.</text:p>
        </text:list-item>
      </text:list>
      <text:p text:style-name="P32">I ignored the silkscreen error checking, so I forgot to check the values layer. This time I went through it step by step and approved them.</text:p>
      <text:p text:style-name="P3"/>
      <text:p text:style-name="P2">Next Steps:</text:p>
      <text:list xml:id="list368266132218001561" text:style-name="L4">
        <text:list-item>
          <text:p text:style-name="P39">Once you generate the gerbers, please send them over to me to review them on the most basic level.  </text:p>
        </text:list-item>
      </text:list>
      <text:p text:style-name="P29">They are included in the folder “Gerber”</text:p>
      <text:p text:style-name="P29"/>
      <text:list xml:id="list192953497114958" text:continue-numbering="true" text:style-name="L4">
        <text:list-item>
          <text:p text:style-name="P39">I did not review the mechanical aspects of the design.  Perhaps Chris would be better suited for that thanks to the use of DXFs?  </text:p>
        </text:list-item>
      </text:list>
      <text:p text:style-name="P30">Yes, I think so.</text:p>
      <text:list xml:id="list192953524993079" text:continue-numbering="true" text:style-name="L4">
        <text:list-item>
          <text:p text:style-name="P43"><text:soft-page-break/><text:span text:style-name="T2">With the board complete, don't forget to create a paper printout and double check footprints.  I would include things like mounting hardware in this review.There is a weird setting in Eagle to do this.  Instructions: </text:span><text:a xlink:type="simple" xlink:href="http://bit.ly/1gVq6sA">http://bit.ly/1gVq6sA</text:a></text:p>
        </text:list-item>
      </text:list>
      <text:p text:style-name="P34">I have printed this out <text:span text:style-name="T14">as Airbeamv0_01.pdf</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01T11:49:39.179486501</meta:creation-date>
    <dc:date>2014-04-01T19:29:53.175210294</dc:date>
    <meta:editing-duration>PT2H4M51S</meta:editing-duration>
    <meta:editing-cycles>47</meta:editing-cycles>
    <meta:generator>LibreOffice/4.2.2.1$Linux_X86_64 LibreOffice_project/420m0$Build-1</meta:generator>
    <meta:document-statistic meta:table-count="0" meta:image-count="0" meta:object-count="0" meta:page-count="4" meta:paragraph-count="81" meta:word-count="1399" meta:character-count="7686" meta:non-whitespace-character-count="6378"/>
  </office:meta>
</office:document-meta>
</file>